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8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0:42.081152141</dc:date>
    <meta:editing-duration>PT2H38M44S</meta:editing-duration>
    <meta:editing-cycles>107</meta:editing-cycles>
    <meta:generator>LibreOffice/6.4.6.2$Linux_X86_64 LibreOffice_project/40$Build-2</meta:generator>
    <meta:document-statistic meta:object-count="3"/>
  </office:meta>
</office:document-meta>
</file>